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SYSTEM ARCHITECTURE</text:p>
      <text:p text:style-name="P1"/>
      <text:p text:style-name="P2">3.1 Subsystem Overview</text:p>
      <text:p text:style-name="P2"/>
      <text:p text:style-name="P3">3.1.1 Create Profile:<text:line-break/></text:p>
      <text:p text:style-name="P4"><text:tab/>The user will navigate from the main menu to create a profile, entering a unique username, first name, and last name. The Application will then attempt to connect to the database, if it cannot it will display an error message and return to the main menu. Otherwise the application will check for any empty fields, if there are any <text:s/>the application send the user back to the create profile page notifying which fields are missing. After this check is cleared, the application will check if the entered username is unique if not it will notify the user sending them back to the profile creation page, else the profile will be entered into the database and the user redirected to the user home page.</text:p>
      <text:p text:style-name="P3"/>
      <text:p text:style-name="P3">3.1.2 Delete Profile:</text:p>
      <text:p text:style-name="P3"/>
      <text:p text:style-name="P4"><text:tab/>The user will navigate from the main menu to the profile deletion page. The Application will then attempt to connect to the database, if it cannot it will display an error message and return to the main menu. Otherwise it will load the profile deletion page displaying all profiles available for deletion <text:s/>and allowing the user to select a profile for deletion. Once selected the profile will be deleted from the database and the profile deletion page reloaded.</text:p>
      <text:p text:style-name="P3"><text:line-break/>3.1.3 Load Profile:</text:p>
      <text:p text:style-name="P3"/>
      <text:p text:style-name="P3"><text:span text:style-name="T1"><text:tab/>The user will navigate from the main menu to the load profile page. The Application will then attempt to connect to the database, if it cannot it will display an error message and return to the main menu. Otherwise it will display the load profile page displaying all profiles available to load and allowing the user to select one to login with. Once selected the user will be directed to the user home page and their previous session data will be loaded.</text:span></text:p>
      <text:p text:style-name="P3"/>
      <text:p text:style-name="P3">3.1.4 Sign Data Capture</text:p>
      <text:p text:style-name="P3"/>
      <text:p text:style-name="P4"><text:tab/>Given Kinect data the application will use the Candecent UI library look for a hand infront of the Kinect. Once a hand is detected the application will wait until it detects that five fingers are being held up by the user. The application will then get the bounding area around the users hand and notify the user to sign. After this the application will wait until it detects less than five fingers and no movement. The application will get the percentage of the original bounding box the sign takes up, the closest point to the kinect, and the number of fingers held up.</text:p>
      <text:p text:style-name="P3"><text:line-break/>3.1.5 Training:</text:p>
      <text:p text:style-name="P3"/>
      <text:p text:style-name="P4"><text:tab/>Once at the user home page the user will be shown their progress, this indicates how far along they are in the ASL training. The user will have to complete training before anything else since other operations rely on its completion. Once training is started from the home page the application will try to access the Kinect camera, if it fails the user will be redirected to the home page, else training will start. Once training starts the kinect video feed <text:s/>will be displayed allong side of the letter to be signed, if it is the user's first time signing this letter an example video will be played first. The user will be required to complete each letter 10 times before training is complete. As letters are signed the sign table for the user is filled up for use during testing.</text:p>
      <text:p text:style-name="P3"><text:soft-page-break/><text:line-break/>3.1.6 Testing</text:p>
      <text:p text:style-name="P3"/>
      <text:p text:style-name="P4"><text:tab/>After training is complete, testing will be made available from the user home page. Once testing is started from the home page the application will try to access the Kinect camera, if it fails the user will be redirected to the home page, else testing will start. Once testing starts the kinect video feed <text:s/>will be displayed allong side of the letter to be signed. Once the user signs a letter it will be compared to the stored signs from training to determine its accuracy, if the letter is signed incorrectly it is displayed again, if it is the third time the user is incorrect they will be shown an example video, else if the user is correct their score will be increased and another letter will be displayed. This will continue until the user quits.</text:p>
      <text:p text:style-name="P4"/>
      <text:p text:style-name="P2">3.2 Class Diagram</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Siraco</meta:initial-creator>
    <meta:creation-date>2014-03-07T07:36:49.46</meta:creation-date>
    <dc:date>2014-03-07T15:23:42.61</dc:date>
    <dc:creator>Jared Siraco</dc:creator>
    <meta:editing-duration>PT7H42M17S</meta:editing-duration>
    <meta:editing-cycles>2</meta:editing-cycles>
    <meta:generator>OpenOffice/4.0.1$Win32 OpenOffice.org_project/401m5$Build-9714</meta:generator>
    <meta:document-statistic meta:table-count="0" meta:image-count="0" meta:object-count="0" meta:page-count="2" meta:paragraph-count="15" meta:word-count="689" meta:character-count="3900"/>
  </office:meta>
</office:document-meta>
</file>